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P6" style:family="paragraph" style:parent-style-name="Standard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tyle="normal" style:font-style-asian="normal" style:font-style-complex="normal"/>
    </style:style>
    <style:style style:name="P8" style:family="paragraph" style:parent-style-name="Standard">
      <style:paragraph-properties fo:text-align="justify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municação Não Violenta</text:p>
      <text:p text:style-name="P3"/>
      <text:p text:style-name="P2">Exercício 1</text:p>
      <text:p text:style-name="P4">Objetivo: distinguir observações de juizos de valor</text:p>
      <text:p text:style-name="P6"/>
      <text:p text:style-name="P6">Das frases abaixo, identifique quais são observações de fatos concretos e quais são juizos de valor.</text:p>
      <text:p text:style-name="P6"/>
      <text:p text:style-name="P1"><text:span text:style-name="T1">a) As reformas trabalhistas propõem o aumento na idade de aposentadoria para 85 anos.</text:span></text:p>
      <text:p text:style-name="P1"><text:span text:style-name="T1">b) </text:span>Essas reformas da previdência e trabalhistas são remendos. Não representam o povo!</text:p>
      <text:p text:style-name="P1">c) Vejo que o serviço foi aceito pela maioria e resolve a dor do usuário.</text:p>
      <text:p text:style-name="P1">d) Hoje, daremos a largada ao nosso grupo de corrida</text:p>
      <text:p text:style-name="P1">e) Uma das coisas mais prazeirosas que existe é poder trocar conhecimento</text:p>
      <text:p text:style-name="P1">f) Gastos públicos no país são altos e socialmente injustos.</text:p>
      <text:p text:style-name="P1">g) O percurso inédito será em ruas largas, em um bairro tranquilo, com áreas verdes, bem ventilado e altimetria equilibrada entre planos, subidas e descidas.</text:p>
      <text:p text:style-name="P1">h) Essa história é maravilhosa!</text:p>
      <text:p text:style-name="P1">i) Quem tem um conjunto mínimo de valores humanitários e democráticos não hesita em rechaçar qualquer insinuação à volta dos Militares ao poder</text:p>
      <text:p text:style-name="P1">j) Vestibular da Unicamp possui as cotas raciais e um sistema de ingresso específico para população indígena</text:p>
      <text:p text:style-name="P1"/>
      <text:p text:style-name="P2">Exercício 2</text:p>
      <text:p text:style-name="P5">Objetivo: expressar responsabilidade pelos próprios sentimentos</text:p>
      <text:p text:style-name="P7"/>
      <text:p text:style-name="P7">Nas frases abaixo, identifique quais expressam sentimentos assumindo a responsabilidade por eles</text:p>
      <text:p text:style-name="P7"/>
      <text:p text:style-name="P7">a) Você me envergonha por ser como você é.</text:p>
      <text:p text:style-name="P7">b) Fico triste quando você esquece de regar as plantas.</text:p>
      <text:p text:style-name="P7">c) Não faça isso, você me chateia!</text:p>
      <text:p text:style-name="P7">d) Me sinto traído quando você sai de casa sem mim.</text:p>
      <text:p text:style-name="P7">e) Eu gosto dos seus brincos dourados.</text:p>
      <text:p text:style-name="P6"/>
      <text:p text:style-name="P8">Exercício 3</text:p>
      <text:p text:style-name="P4">Objetivo: identificar necessidades e fazer pedidos</text:p>
      <text:p text:style-name="P6"/>
      <text:p text:style-name="P6">Nas frases abaixo, identifique quais representam pedidos que, simultaneamente:</text:p>
      <text:p text:style-name="P6">* São claros, isto é, têm um resultado verificável</text:p>
      <text:p text:style-name="P6">* Factíveis, isto é, não pede algo que seja impossível ou exagerado</text:p>
      <text:p text:style-name="P6">* São positivos, isto é, não envolvem <text:span text:style-name="T2">negar</text:span> um comportamento, e sim <text:span text:style-name="T2">produzir</text:span> um comportamento</text:p>
      <text:p text:style-name="P6">* Envolvem apenas ações verificáveis e não implicações sobre os sentimentos ou idéias de outras pessoas</text:p>
      <text:p text:style-name="P6">* Deixam claro que o pedido atende uma necessidade daquele que faz o pedido</text:p>
      <text:p text:style-name="P6"/>
      <text:p text:style-name="P6">a) Você poderia parar de ser tão vagabundo</text:p>
      <text:p text:style-name="P6">b) Eu gostaria que você não deixasse louça suja na pia de um dia para o outro</text:p>
      <text:p text:style-name="P6">c) Eu gostaria que você lavasse os pratos depois do jantar</text:p>
      <text:p text:style-name="P6">d) Pare de me interromper!</text:p>
      <text:p text:style-name="P6">e) Eu gostaria de lhe pedir que ouvisse o que tenho a dizer até o fim.</text:p>
      <text:p text:style-name="P6">f) Eu gostaria que você me chamasse pelo nome que eu escolhi.</text:p>
      <text:p text:style-name="P6">g) Eu gostaria que você me chamasse somente de Vossa Excelência</text:p>
      <text:p text:style-name="P6">h) Você precisa estudar mais!</text:p>
      <text:p text:style-name="P6">j) Você precisa ser um bom aluno!</text:p>
      <text:p text:style-name="P6"><text:soft-page-break/>k) Gostaria que você não deixasse tudo para a última hora.</text:p>
      <text:p text:style-name="P6">l) Eu gostaria que você empenhasse mais tempo, semanalmente, em atividades da minha disciplina.</text:p>
      <text:p text:style-name="P6"/>
      <text:p text:style-name="P8">Exercício 4</text:p>
      <text:p text:style-name="P4">Objetivo: refletir sobre como é “sentir-se ouvido(a)”.</text:p>
      <text:p text:style-name="P6"/>
      <text:p text:style-name="P6">Em grupos, pense em uma situação em que você se sentiu ouvido(a). Como foi essa situação? O que as pessoas ao seu redor fizeram? Como foi esse sentimento de “sentir-se ouvido(a)”?</text:p>
      <text:p text:style-name="P8"/>
      <text:p text:style-name="P8">Exercício 5</text:p>
      <text:p text:style-name="P4">Objetivo: entender ferramentas para a escuta ativa</text:p>
      <text:p text:style-name="P6"/>
      <text:p text:style-name="P6">Suponha que Alice está contando a Bob sobre sua viagem de férias. Alice acaba de dizer: “E então ficou à noite na praia, e não tinha iluminação na única rua que voltava”.</text:p>
      <text:p text:style-name="P6"/>
      <text:p text:style-name="P6">Das frases abaixo, identifique quais, simultaneamente:</text:p>
      <text:p text:style-name="P6">* Mostram que Bob estava realmente ouvindo.</text:p>
      <text:p text:style-name="P6">* Não atribuem a Alice culpa ou outros rótulos que ela não necessariamente deseje.</text:p>
      <text:p text:style-name="P6">* Acolhem e validam a situação vivida por Alice como uma situação única e especial.</text:p>
      <text:p text:style-name="P6"/>
      <text:p text:style-name="P6">a) Aham.</text:p>
      <text:p text:style-name="P6">b) Também, você nunca olha o relógio antes de sair!</text:p>
      <text:p text:style-name="P6">c) Tinha que ter bebido tanto?</text:p>
      <text:p text:style-name="P6">d) Isso não é nada! Uma vez eu me perdi no meio da floresta e fui perseguido por jacarés selvagens!</text:p>
      <text:p text:style-name="P6">e) Você se enfiou nessa lambança por que quis!</text:p>
      <text:p text:style-name="P6">f) Tome minha lanterna. Fique com ela por quanto tempo quiser.</text:p>
      <text:p text:style-name="P6">g) Não tinha nem uma Lua cheia?</text:p>
      <text:p text:style-name="P6">h) Como você fez para voltar?</text:p>
      <text:p text:style-name="P6">i) Isso é coisa de gente desocupada.</text:p>
      <text:p text:style-name="P6">j) Você não devia estar em casa estudando?</text:p>
      <text:p text:style-name="P6"/>
      <text:p text:style-name="P8">Exercício 6</text:p>
      <text:p text:style-name="P4">Objetivo: exercitar a escuta ativa</text:p>
      <text:p text:style-name="P6"/>
      <text:p text:style-name="P6">Este exercício deve ser feito em dupla. Um dos membros da dupla deve narrar uma situação qualquer que tenha vivido. O outro membro da dupla deve escutar. Ao escutar, naturalmente, irá fazer hipóteses sobre o que aconteceu. Então, deve fazer perguntas, pedindo ao narrador original que confirme ou não suas hipóteses. O narrador deve lembrar de dar pausas para que o ouvinte faça perguntas, e o ouvinte deve perguntar algo mesmo que tenha uma indicação quase certa de sua resposta.</text:p>
      <text:p text:style-name="P6">Exemplo:</text:p>
      <text:p text:style-name="P6"/>
      <text:p text:style-name="P6">Alice: aconteceu que eu fui na faculdade.</text:p>
      <text:p text:style-name="P6">Bob: você estudava lá?</text:p>
      <text:p text:style-name="P6">Alice: sim, mas era domingo, então não tinha aula. Eu fui treinar corrida.</text:p>
      <text:p text:style-name="P6">Bob: Faz tempo que você treina corrida?</text:p>
      <text:p text:style-name="P6"/>
      <text:p text:style-name="P6">O objetivo é que ambos contribuam para que a mensagem seja passada com o mínimo de distorções possível.</text:p>
      <text:p text:style-name="P6"/>
      <text:p text:style-name="P6"/>
      <text:p text:style-name="P6"/>
      <text:p text:style-name="P8"><text:soft-page-break/>Exercício 7</text:p>
      <text:p text:style-name="P4">Objetivo: usar a escuta ativa para entender um conflito.</text:p>
      <text:p text:style-name="P6"/>
      <text:p text:style-name="P6">Este exercício deve ser feito em dupla. Um dos membros da dupla deve narrar um conflito que tenha vivido. Usando a escuta ativa, a dupla deve então encontrar:</text:p>
      <text:p text:style-name="P6"/>
      <text:p text:style-name="P6">a) Quais foram os <text:span text:style-name="T3">fatos</text:span> que aconteceram neste conflito?</text:p>
      <text:p text:style-name="P6">b) Como cada uma das pessoas envolvidas se <text:span text:style-name="T3">sentiu</text:span>?</text:p>
      <text:p text:style-name="P6">c) Quais foram as necessidades de cada uma das pessoas envolvidas que não foram atendidas?</text:p>
      <text:p text:style-name="P6">d) Como seria possível atender a essas necessidades, isto é, qual seria um bom plano de ação para atender a essas necessidades?</text:p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1-24T15:25:37.212211784</meta:creation-date>
    <dc:date>2020-03-06T23:27:37.948000000</dc:date>
    <meta:editing-duration>P1DT14H59M57S</meta:editing-duration>
    <meta:editing-cycles>8</meta:editing-cycles>
    <meta:generator>LibreOffice/6.4.0.3$Windows_X86_64 LibreOffice_project/b0a288ab3d2d4774cb44b62f04d5d28733ac6df8</meta:generator>
    <meta:print-date>2020-03-06T13:46:29.403000000</meta:print-date>
    <meta:document-statistic meta:table-count="0" meta:image-count="0" meta:object-count="0" meta:page-count="3" meta:paragraph-count="77" meta:word-count="876" meta:character-count="5112" meta:non-whitespace-character-count="4313"/>
  </office:meta>
</office:document-meta>
</file>